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58.2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38.89mm"/>
    </style:style>
    <style:style style:name="co8" style:family="table-column">
      <style:table-column-properties fo:break-before="auto" style:column-width="37.29mm"/>
    </style:style>
    <style:style style:name="co9" style:family="table-column">
      <style:table-column-properties fo:break-before="auto" style:column-width="41.36mm"/>
    </style:style>
    <style:style style:name="co10" style:family="table-column">
      <style:table-column-properties fo:break-before="auto" style:column-width="18.52mm"/>
    </style:style>
    <style:style style:name="co11" style:family="table-column">
      <style:table-column-properties fo:break-before="auto" style:column-width="45.46mm"/>
    </style:style>
    <style:style style:name="co12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Current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 1 </text:p>
          </table:table-cell>
          <table:table-cell office:value-type="string" calcext:value-type="string">
            <text:p>Supplier 1 Part# </text:p>
          </table:table-cell>
          <table:table-cell office:value-type="string" calcext:value-type="string">
            <text:p>Supplier2</text:p>
          </table:table-cell>
          <table:table-cell office:value-type="string" calcext:value-type="string">
            <text:p>Supplier 2 Part# </text:p>
          </table:table-cell>
          <table:table-cell office:value-type="string" calcext:value-type="string">
            <text:p>Supplier 2 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stock (no unless stated)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1, U4</text:p>
          </table:table-cell>
          <table:table-cell office:value-type="string" calcext:value-type="string">
            <text:p>MAX4239AUT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4239AUT+T OPAMP SOT23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4239AUT+T-ND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783-3563 </text:p>
          </table:table-cell>
          <table:table-cell table:style-name="ce2" office:value-type="string" calcext:value-type="string">
            <text:p>http://bit.ly/2BH16Mf 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V321AS5X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OT23-5 Op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9567-1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59-9403</text:p>
          </table:table-cell>
          <table:table-cell table:style-name="ce2" office:value-type="string" calcext:value-type="string">
            <text:p>http://bit.ly/2GRxkE0 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3809L30DBV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oltage Monitor 3.0V/2.7V, Active Lo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0917-2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4236</text:p>
          </table:table-cell>
          <table:table-cell table:style-name="ce2" office:value-type="string" calcext:value-type="string">
            <text:p>http://bit.ly/2GT5asu 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Y14870R01000B9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esistor 0.01ohm 0.1% 15ppm 2512 packag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14870R01000B9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4-1630</text:p>
          </table:table-cell>
          <table:table-cell table:style-name="Default" office:value-type="string" calcext:value-type="string">
            <text:p><text:a xlink:href="http://bit.ly/2FQcwLW" xlink:type="simple">http://bit.ly/2FQcwLW</text:a>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5, R15</text:p>
          </table:table-cell>
          <table:table-cell office:value-type="string" calcext:value-type="string">
            <text:p>RG1608N-10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1K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1.0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22</text:p>
          </table:table-cell>
          <table:table-cell office:value-type="string" calcext:value-type="string">
            <text:p><text:a xlink:href="http://bit.ly/2sbczQr" xlink:type="simple">http://bit.ly/2sbczQr</text:a>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3, R13</text:p>
          </table:table-cell>
          <table:table-cell office:value-type="string" calcext:value-type="string">
            <text:p>RG1608N-68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6K8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6.8KWTR-ND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662-1054 </text:p>
          </table:table-cell>
          <table:table-cell office:value-type="string" calcext:value-type="string">
            <text:p><text:a xlink:href="http://bit.ly/2E7oP63" xlink:type="simple">http://bit.ly/2E7oP63</text:a>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11, R14</text:p>
          </table:table-cell>
          <table:table-cell office:value-type="string" calcext:value-type="string">
            <text:p>RG1608N-22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2K2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2.2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32</text:p>
          </table:table-cell>
          <table:table-cell office:value-type="string" calcext:value-type="string">
            <text:p><text:a xlink:href="http://bit.ly/2BGz97o" xlink:type="simple">http://bit.ly/2BGz97o</text:a>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G1608N-103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10K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10.0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66</text:p>
          </table:table-cell>
          <table:table-cell office:value-type="string" calcext:value-type="string">
            <text:p><text:a xlink:href="http://bit.ly/2BYYp4k" xlink:type="simple">http://bit.ly/2BYYp4k</text:a>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NCF0805AKT10R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10R 0.05% 0805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NCF0805AKT10R0-ND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662-1252 </text:p>
          </table:table-cell>
          <table:table-cell office:value-type="string" calcext:value-type="string">
            <text:p><text:a xlink:href="http://bit.ly/2EL0XX8" xlink:type="simple">http://bit.ly/2EL0XX8</text:a>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6, R7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100K 1% 060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4, R8,R10,R12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270R 1% 060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, C2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100nF 0603 X7R Capacito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603YC100K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0pF 0603 X7R 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154-2-n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0603YC100KAT2A</text:p>
          </table:table-cell>
          <table:table-cell office:value-type="string" calcext:value-type="string">
            <text:p><text:a xlink:href="http://bit.ly/2Elr20Z" xlink:type="simple">http://bit.ly/2Elr20Z</text:a>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L203011MS02Q or L203011MS02QE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SW SLIDE DP3T 6VDC 4A PCB NO COMM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C5111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54-3597</text:p>
          </table:table-cell>
          <table:table-cell office:value-type="string" calcext:value-type="string">
            <text:p><text:a xlink:href="http://bit.ly/2scYhig" xlink:type="simple">http://bit.ly/2scYhig</text:a>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1060K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2032 Battery Holder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60K-N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PTR3216SYCK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1206 Reverse Mount Orange 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174-2-N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B5</text:p>
          </table:table-cell>
          <table:table-cell office:value-type="string" calcext:value-type="string">
            <text:p>Altronics</text:p>
          </table:table-cell>
          <table:table-cell office:value-type="string" calcext:value-type="string">
            <text:p>UB5 Jiffy Box</text:p>
          </table:table-cell>
          <table:table-cell office:value-type="string" calcext:value-type="string">
            <text:p>Altronics</text:p>
          </table:table-cell>
          <table:table-cell office:value-type="string" calcext:value-type="string">
            <text:p>H02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Black Binding Post 12mm Gold on Copper</text:p>
          </table:table-cell>
          <table:table-cell office:value-type="string" calcext:value-type="string">
            <text:p>99cent Hobbies</text:p>
          </table:table-cell>
          <table:table-cell office:value-type="string" calcext:value-type="string">
            <text:p>16-010 (306-H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ed Binding Post 12mm Gold on Copper</text:p>
          </table:table-cell>
          <table:table-cell office:value-type="string" calcext:value-type="string">
            <text:p>99cent Hobbies</text:p>
          </table:table-cell>
          <table:table-cell office:value-type="string" calcext:value-type="string">
            <text:p>16-010 (306-H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2-06T09:49:21.064000000</dc:date>
    <meta:editing-duration>PT11M36S</meta:editing-duration>
    <meta:editing-cycles>2</meta:editing-cycles>
    <meta:document-statistic meta:table-count="1" meta:cell-count="184" meta:object-count="0"/>
  </office:meta>
</office:document-meta>
</file>